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ontributions liées à la densification</text:p>
          </table:table-cell>
          <table:table-cell office:value-type="string" calcext:value-type="string">
            <text:p>Contributions non liées à la densifica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DN</text:p>
          </table:table-cell>
          <table:table-cell office:value-type="float" office:value="8872" calcext:value-type="float">
            <text:p>8872</text:p>
          </table:table-cell>
          <table:table-cell office:value-type="float" office:value="61119" calcext:value-type="float">
            <text:p>61119</text:p>
          </table:table-cell>
          <table:table-cell office:value-type="float" office:value="69991" calcext:value-type="float">
            <text:p>69991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6791" calcext:value-type="float">
            <text:p>6791</text:p>
          </table:table-cell>
          <table:table-cell office:value-type="float" office:value="1440" calcext:value-type="float">
            <text:p>1440</text:p>
          </table:table-cell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5663" calcext:value-type="float">
            <text:p>15663</text:p>
          </table:table-cell>
          <table:table-cell office:value-type="float" office:value="62559" calcext:value-type="float">
            <text:p>62559</text:p>
          </table:table-cell>
          <table:table-cell office:value-type="float" office:value="78222" calcext:value-type="float">
            <text:p>78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05:55.928000000</meta:creation-date>
    <meta:generator>LibreOffice/24.2.6.2$Windows_X86_64 LibreOffice_project/ef66aa7e36a1bb8e65bfbc63aba53045a14d0871</meta:generator>
    <dc:date>2024-10-11T16:06:16.077000000</dc:date>
    <dc:creator>Baptiste Descamps</dc:creator>
    <meta:editing-duration>PT20S</meta:editing-duration>
    <meta:editing-cycles>1</meta:editing-cycles>
    <meta:document-statistic meta:table-count="1" meta:cell-count="15" meta:object-count="0"/>
  </office:meta>
</office:document-meta>
</file>